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andPropertyReport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y.ExpandProperty( DeltaVResource deltaVResource , HrefProperty hrefProperty , ElementIterator element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pandProperty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yReport.init( DavResource resource , Report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andPropertyReport.setInfo( Report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andPropertyReport.getMulti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and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y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andPropertyReport.addResponses( DavResource res , int depth , MultiStatus 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andPropertyReport.setResource(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andPropertyReport.getResponse( DavResource res , Iterator propertyEle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